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CAdd</text:p>
      <text:p text:style-name="Standard">{</text:p>
      <text:p text:style-name="Standard">public:</text:p>
      <text:p text:style-name="Standard"><text:s text:c="10"/>int one;</text:p>
      <text:p text:style-name="Standard">CAdd(int two)</text:p>
      <text:p text:style-name="Standard"/>
      <text:p text:style-name="Standard">{</text:p>
      <text:p text:style-name="Standard">cout &lt;&lt; "\nA constructor is called." &lt;&lt; endl;</text:p>
      <text:p text:style-name="Standard"><text:s/>one=two;</text:p>
      <text:p text:style-name="Standard">}</text:p>
      <text:p text:style-name="Standard"/>
      <text:p text:style-name="Standard">CAdd()</text:p>
      <text:p text:style-name="Standard">{</text:p>
      <text:p text:style-name="Standard">cout &lt;&lt; "\nA default constructor is called " &lt;&lt; endl;</text:p>
      <text:p text:style-name="Standard">}</text:p>
      <text:p text:style-name="Standard"/>
      <text:p text:style-name="Standard">~Cadd()</text:p>
      <text:p text:style-name="Standard"/>
      <text:p text:style-name="Standard">{</text:p>
      <text:p text:style-name="Standard">cout &lt;&lt; "\nDestructing " &lt;&lt; one &lt;&lt; endl;</text:p>
      <text:p text:style-name="Standard">}</text:p>
      <text:p text:style-name="Standard"/>
      <text:p text:style-name="Standard">int add()</text:p>
      <text:p text:style-name="Standard">{</text:p>
      <text:p text:style-name="Standard">return(one+one);</text:p>
      <text:p text:style-name="Standard">}</text:p>
      <text:p text:style-name="Standard">};</text:p>
      <text:p text:style-name="Standard"/>
      <text:p text:style-name="Standard">int main()</text:p>
      <text:p text:style-name="Standard">{</text:p>
      <text:p text:style-name="Standard"/>
      <text:p text:style-name="Standard">CAdd myobj1(4);</text:p>
      <text:p text:style-name="Standard">CAdd myobj2;</text:p>
      <text:p text:style-name="Standard">cout &lt;&lt;"\nThe value in Object1 is :: "&lt;&lt; myobj1.one &lt;&lt; endl;</text:p>
      <text:p text:style-name="Standard">cout &lt;&lt; "\nEnter a number :: " ;</text:p>
      <text:p text:style-name="Standard">cin &gt;&gt; myobj2.one;</text:p>
      <text:p text:style-name="Standard">cout &lt;&lt; myobj2.add()&lt;&lt;endl;</text:p>
      <text:p text:style-name="Standard">return(0)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22:43.328000000</dc:date>
    <meta:editing-duration>PT19M4S</meta:editing-duration>
    <meta:editing-cycles>13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34" meta:word-count="87" meta:character-count="468" meta:non-whitespace-character-count="404"/>
  </office:meta>
</office:document-meta>
</file>